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ersones confinades</text:p>
          </table:table-cell>
          <table:table-cell table:style-name="ce1" office:value-type="string" calcext:value-type="string">
            <text:p>persones infectades</text:p>
          </table:table-cell>
          <table:table-cell table:style-name="ce1" office:value-type="string" calcext:value-type="string">
            <text:p>Centros afectados</text:p>
          </table:table-cell>
          <table:table-cell table:style-name="ce1" office:value-type="string" calcext:value-type="string">
            <text:p>Grupos confinados</text:p>
          </table:table-cell>
          <table:table-cell table:style-name="ce1" office:value-type="string" calcext:value-type="string">
            <text:p>% Centros sin casos</text:p>
          </table:table-cell>
          <table:table-cell table:style-name="ce1" office:value-type="string" calcext:value-type="string">
            <text:p>link nota prensa</text:p>
          </table:table-cell>
          <table:table-cell table:style-name="ce1"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14/09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9.84" calcext:value-type="float">
            <text:p>99.84</text:p>
          </table:table-cell>
          <table:table-cell office:value-type="string" calcext:value-type="string">
            <text:p><text:a xlink:href="https://www.elgarrotxi.cat/centres-educatius-afectats-per-positius-de-covid-19-en-lactualitat-a-catalunya/" xlink:type="simple">https://www.elgarrotxi.cat/centres-educatius-afectats-per-positius-de-covid-19-en-lactualitat-a-catalunya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/09/20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 office:value-type="string" calcext:value-type="string">
            <text:p><text:a xlink:href="https://www.naciodigital.cat/noticia/208649/catalunya/te/17/grups/escolars/confinats/115/positius/entre/alumnes/professionals" xlink:type="simple">https://www.naciodigital.cat/noticia/208649/catalunya/te/17/grups/escolars/confinats/115/positius/entre/alumnes/professional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/09/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a xlink:href="https://www.naciodigital.cat/bergueda/noticia/21462/impacte/covid/escoles/34/grups/confinats/126/positius" xlink:type="simple">https://www.naciodigital.cat/bergueda/noticia/21462/impacte/covid/escoles/34/grups/confinats/126/posi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7/09/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a xlink:href="https://www.naciodigital.cat/noticia/208769/covid-19/obliga/confinar/68/grups/52/centres/educatius" xlink:type="simple">https://www.naciodigital.cat/noticia/208769/covid-19/obliga/confinar/68/grups/52/centres/educatiu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8/09/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a xlink:href="http://ensenyament.gencat.cat/ca/inici/nota-premsa/?id=388477" xlink:type="simple">http://ensenyament.gencat.cat/ca/inici/nota-premsa/?id=388477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1/09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ensenyament.gencat.cat/ca/inici/nota-premsa/?id=388574" xlink:type="simple">http://ensenyament.gencat.cat/ca/inici/nota-premsa/?id=38857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2/09/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461" calcext:value-type="float">
            <text:p>461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a xlink:href="http://ensenyament.gencat.cat/ca/inici/nota-premsa/?id=388624" xlink:type="simple">http://ensenyament.gencat.cat/ca/inici/nota-premsa/?id=388624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/09/10</text:p>
          </table:table-cell>
          <table:table-cell office:value-type="float" office:value="8" calcext:value-type="float">
            <text:p>8</text:p>
          </table:table-cell>
          <table:table-cell office:value-type="float" office:value="10.595" calcext:value-type="float">
            <text:p>10.595</text:p>
          </table:table-cell>
          <table:table-cell office:value-type="float" office:value="1.123" calcext:value-type="float">
            <text:p>1.12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ensenyament.gencat.cat/ca/inici/nota-premsa/?id=388676" xlink:type="simple">http://ensenyament.gencat.cat/ca/inici/nota-premsa/?id=388676</text:a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4:29:19.485321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09:24:03.346728777</meta:creation-date>
    <dc:date>2020-09-24T14:40:39.413615071</dc:date>
    <meta:editing-duration>PT1H42M</meta:editing-duration>
    <meta:editing-cycles>7</meta:editing-cycles>
    <meta:generator>LibreOffice/7.0.1.2$Linux_X86_64 LibreOffice_project/00$Build-2</meta:generator>
    <meta:document-statistic meta:table-count="1" meta:cell-count="59" meta:object-count="0"/>
  </office:meta>
</office:document-meta>
</file>